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F40A3E4BA1FC21E.png" manifest:media-type="image/png"/>
  <manifest:file-entry manifest:full-path="Pictures/1000020100000556000003006638D355653AE80F.png" manifest:media-type="image/png"/>
  <manifest:file-entry manifest:full-path="Pictures/100002010000055600000300EF0F4C4236FF50E5.png" manifest:media-type="image/png"/>
  <manifest:file-entry manifest:full-path="Pictures/100002010000055600000300A2778ED55F553EB9.png" manifest:media-type="image/png"/>
  <manifest:file-entry manifest:full-path="Pictures/1000020100000556000003000D46790867871603.png" manifest:media-type="image/png"/>
  <manifest:file-entry manifest:full-path="Pictures/100002010000055600000300D556B2D4FF0ED580.png" manifest:media-type="image/png"/>
  <manifest:file-entry manifest:full-path="Pictures/1000020100000556000003001C232F04069B6DBE.png" manifest:media-type="image/png"/>
  <manifest:file-entry manifest:full-path="Pictures/1000020100000556000003000DED28DF43EF60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a15" officeooo:paragraph-rsid="001f7a15"/>
    </style:style>
    <style:style style:name="P2" style:family="paragraph" style:parent-style-name="Standard">
      <style:text-properties officeooo:rsid="0020696c" officeooo:paragraph-rsid="0020696c"/>
    </style:style>
    <style:style style:name="P3" style:family="paragraph" style:parent-style-name="Standard">
      <style:text-properties officeooo:rsid="0021f8b2" officeooo:paragraph-rsid="0021f8b2"/>
    </style:style>
    <style:style style:name="P4" style:family="paragraph" style:parent-style-name="Standard">
      <style:text-properties officeooo:rsid="00224854" officeooo:paragraph-rsid="00224854"/>
    </style:style>
    <style:style style:name="P5" style:family="paragraph" style:parent-style-name="Standard">
      <style:text-properties officeooo:rsid="002317b7" officeooo:paragraph-rsid="002317b7"/>
    </style:style>
    <style:style style:name="T1" style:family="text">
      <style:text-properties officeooo:rsid="002069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69cm, 4.588cm, 12.751cm, 1.3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56cm, 3.388cm, 13.501cm, 1.6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45cm, 2.545cm, 7.879cm, 1.6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66cm, 0cm, 12.2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976cm, 0cm, 13.5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96cm, 2.997cm, 13.6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06cm, 0cm, 8.94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542cm, 0cm, 8.81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 1.</text:p>
      <text:p text:style-name="P4"><draw:frame draw:style-name="fr4" draw:name="Image4" text:anchor-type="paragraph" svg:x="-0.688cm" svg:y="0.399cm" svg:width="17cm" svg:height="3.097cm" draw:z-index="3"><draw:image xlink:href="Pictures/1000020100000556000003000D46790867871603.png" xlink:type="simple" xlink:show="embed" xlink:actuate="onLoad" loext:mime-type="image/x-vclgraphic"/></draw:frame></text:p>
      <text:p text:style-name="P4">Ques 2.</text:p>
      <text:p text:style-name="P4"/>
      <text:p text:style-name="P4"><draw:frame draw:style-name="fr5" draw:name="Image5" text:anchor-type="paragraph" svg:x="-0.212cm" svg:y="0.046cm" svg:width="17cm" svg:height="2.477cm" draw:z-index="4"><draw:image xlink:href="Pictures/100002010000055600000300EF0F4C4236FF50E5.png" xlink:type="simple" xlink:show="embed" xlink:actuate="onLoad" loext:mime-type="image/x-vclgraphic"/></draw:frame></text:p>
      <text:p text:style-name="P4">Ques 3.</text:p>
      <text:p text:style-name="P4"><draw:frame draw:style-name="fr6" draw:name="Image6" text:anchor-type="paragraph" svg:x="0cm" svg:y="0.704cm" svg:width="16.863cm" svg:height="2.621cm" draw:z-index="5"><draw:image xlink:href="Pictures/100002010000055600000300D556B2D4FF0ED580.png" xlink:type="simple" xlink:show="embed" xlink:actuate="onLoad" loext:mime-type="image/x-vclgraphic"/></draw:frame></text:p>
      <text:p text:style-name="P1"><draw:frame draw:style-name="fr1" draw:name="Image1" text:anchor-type="paragraph" svg:x="0.086cm" svg:y="5.962cm" svg:width="15.743cm" svg:height="3.706cm" draw:z-index="0"><draw:image xlink:href="Pictures/1000020100000556000003001C232F04069B6DBE.png" xlink:type="simple" xlink:show="embed" xlink:actuate="onLoad" loext:mime-type="image/x-vclgraphic"/></draw:frame></text:p>
      <text:p text:style-name="P5">Ques 4.</text:p>
      <text:p text:style-name="P5"/>
      <text:p text:style-name="P1"><draw:frame draw:style-name="fr7" draw:name="Image7" text:anchor-type="paragraph" svg:x="-0.291cm" svg:y="0.099cm" svg:width="17cm" svg:height="5.373cm" draw:z-index="6"><draw:image xlink:href="Pictures/1000020100000556000003000DED28DF43EF6063.png" xlink:type="simple" xlink:show="embed" xlink:actuate="onLoad" loext:mime-type="image/x-vclgraphic"/></draw:frame></text:p>
      <text:p text:style-name="P1"/>
      <text:p text:style-name="P1">Ques 5 i<text:span text:style-name="T1">i</text:span>)</text:p>
      <text:p text:style-name="P1"><draw:frame draw:style-name="fr2" draw:name="Image2" text:anchor-type="paragraph" svg:x="-0.099cm" svg:y="0.09cm" svg:width="16.898cm" svg:height="2.965cm" draw:z-index="1"><draw:image xlink:href="Pictures/100002010000055600000300A2778ED55F553EB9.png" xlink:type="simple" xlink:show="embed" xlink:actuate="onLoad" loext:mime-type="image/x-vclgraphic"/></draw:frame></text:p>
      <text:p text:style-name="P1"/>
      <text:p text:style-name="P1"/>
      <text:p text:style-name="P1"/>
      <text:p text:style-name="P3"><text:soft-page-break/>iii)</text:p>
      <text:p text:style-name="P3"><draw:frame draw:style-name="fr3" draw:name="Image3" text:anchor-type="paragraph" svg:x="-0.707cm" svg:y="0.379cm" svg:width="17.244cm" svg:height="6.034cm" draw:z-index="2"><draw:image xlink:href="Pictures/1000020100000556000003006638D355653AE80F.png" xlink:type="simple" xlink:show="embed" xlink:actuate="onLoad" loext:mime-type="image/x-vclgraphic"/></draw:frame></text:p>
      <text:p text:style-name="P2">iv)</text:p>
      <text:p text:style-name="P2"><draw:frame draw:style-name="fr8" draw:name="Image8" text:anchor-type="paragraph" svg:x="0cm" svg:y="0.725cm" svg:width="17cm" svg:height="4.683cm" draw:z-index="7"><draw:image xlink:href="Pictures/100002010000055600000300DF40A3E4BA1FC21E.png" xlink:type="simple" xlink:show="embed" xlink:actuate="onLoad" loext:mime-type="image/x-vclgraphic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02:01.452707838</meta:creation-date>
    <dc:date>2019-02-13T15:47:27.653457990</dc:date>
    <meta:editing-duration>PT45M24S</meta:editing-duration>
    <meta:editing-cycles>12</meta:editing-cycles>
    <meta:generator>LibreOffice/6.0.7.3$Linux_X86_64 LibreOffice_project/00m0$Build-3</meta:generator>
    <meta:document-statistic meta:table-count="0" meta:image-count="8" meta:object-count="0" meta:page-count="2" meta:paragraph-count="7" meta:word-count="13" meta:character-count="45" meta:non-whitespace-character-count="39"/>
  </office:meta>
</office:document-meta>
</file>